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unkte</text:p>
          </table:table-cell>
          <table:table-cell office:value-type="string" table:style-name="ce1">
            <text:p>Punkte</text:p>
          </table:table-cell>
          <table:table-cell office:value-type="string" table:style-name="ce1">
            <text:p>Max Punk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att01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94736842105263153" table:formula="of:=[.B2]/[.C2]" table:style-name="ce1">
            <text:p>0,947368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" table:formula="of:=[.B3]/[.C3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3</text:p>
          </table:table-cell>
          <table:table-cell office:value-type="float" office:value="335" table:style-name="ce1">
            <text:p>335</text:p>
          </table:table-cell>
          <table:table-cell office:value-type="float" office:value="420" table:style-name="ce1">
            <text:p>420</text:p>
          </table:table-cell>
          <table:table-cell office:value-type="float" office:value="0.79761904761904767" table:formula="of:=[.B4]/[.C4]" table:style-name="ce1">
            <text:p>0,797619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4</text:p>
          </table:table-cell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.41666666666666669" table:formula="of:=[.B5]/[.C5]" table:style-name="ce1">
            <text:p>0,4166666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5</text:p>
          </table:table-cell>
          <table:table-cell office:value-type="float" office:value="110" table:style-name="ce1">
            <text:p>110</text:p>
          </table:table-cell>
          <table:table-cell office:value-type="float" office:value="360" table:style-name="ce1">
            <text:p>360</text:p>
          </table:table-cell>
          <table:table-cell office:value-type="float" office:value="0.30555555555555558" table:formula="of:=[.B6]/[.C6]" table:style-name="ce1">
            <text:p>0,3055555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6</text:p>
          </table:table-cell>
          <table:table-cell office:value-type="float" office:value="150" table:style-name="ce1">
            <text:p>150</text:p>
          </table:table-cell>
          <table:table-cell office:value-type="float" office:value="210" table:style-name="ce1">
            <text:p>210</text:p>
          </table:table-cell>
          <table:table-cell office:value-type="float" office:value="0.7142857142857143" table:formula="of:=[.B7]/[.C7]" table:style-name="ce1">
            <text:p>0,7142857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8]/[.C8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9]/[.C9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0]/[.C10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1]/[.C11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2]/[.C12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3]/[.C13]" table:style-name="ce1">
            <text:p>#DIV/0!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175" table:formula="of:=SUM([.B2:.B13])" table:style-name="ce1">
            <text:p>1175</text:p>
          </table:table-cell>
          <table:table-cell office:value-type="float" office:value="1720" table:formula="of:=SUM([.C2:.C11])" table:style-name="ce1">
            <text:p>1720</text:p>
          </table:table-cell>
          <table:table-cell office:value-type="float" office:value="0.68313953488372092" table:formula="of:=[.B14]/[.C14]" table:style-name="ce1">
            <text:p>0,683139535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Tom_H</meta:initial-creator>
    <dc:creator>Tom_H</dc:creator>
    <meta:creation-date>2021-11-25T14:32:53Z</meta:creation-date>
    <dc:date>2021-11-25T14:40:50Z</dc:date>
    <meta:editing-duration>PT0S</meta:editing-duration>
  </office:meta>
</office:document-meta>
</file>